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ackground-color="#fffcf6">
        <style:background-image/>
      </style:paragraph-properties>
    </style:style>
    <style:style style:name="P2" style:family="paragraph" style:parent-style-name="Standard" style:master-page-name="Standard">
      <style:paragraph-properties style:page-number="auto"/>
      <style:text-properties fo:language="en" fo:country="IE"/>
    </style:style>
    <style:style style:name="T1" style:family="text">
      <style:text-properties fo:color="#333333" style:font-name="Courier New" style:font-name-asian="Times New Roman1" style:font-name-complex="Courier New1"/>
    </style:style>
    <style:style style:name="T2" style:family="text">
      <style:text-properties fo:color="#000000" style:font-name="Calibri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53++!305))6*;4826)4+%)4+);806*;48!8]60))85;1+(;:+*8!83(88)5*!;</text:span></text:p>
      <text:p text:style-name="P1"><text:span text:style-name="T1">46(;88*96*?;8)*+(;485);5*!2:*+(;4956*2(5*-4)8]8*;4069285);)6!8)4++;</text:span></text:p>
      <text:p text:style-name="P1"><text:span text:style-name="T1">1(+9;48081;8:8+1;48!85;4)485!528806*81(+9;48;(88;4(+?34;48)4+;161;:</text:span></text:p>
      <text:p text:style-name="P1"><text:span text:style-name="T1">188;+?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dc:creator>paul</dc:creator>
    <meta:editing-cycles>11</meta:editing-cycles>
    <meta:creation-date>2011-12-07T14:05:00</meta:creation-date>
    <dc:date>2012-01-10T14:47:00</dc:date>
    <meta:editing-duration>PT1M42S</meta:editing-duration>
    <meta:generator>LibreOffice/4.2.7.2$Linux_X86_64 LibreOffice_project/420m0$Build-2</meta:generator>
    <meta:document-statistic meta:table-count="0" meta:image-count="0" meta:object-count="0" meta:page-count="1" meta:paragraph-count="4" meta:word-count="4" meta:character-count="203" meta:non-whitespace-character-count="203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